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9a88"/>
    </style:style>
    <style:style style:name="P2" style:family="paragraph" style:parent-style-name="Standard">
      <style:text-properties fo:language="en" fo:country="US" officeooo:rsid="00079a88" officeooo:paragraph-rsid="00079a88"/>
    </style:style>
    <style:style style:name="P3" style:family="paragraph" style:parent-style-name="Standard">
      <style:text-properties fo:language="en" fo:country="US" officeooo:rsid="00079a88" officeooo:paragraph-rsid="00099657"/>
    </style:style>
    <style:style style:name="P4" style:family="paragraph" style:parent-style-name="Standard">
      <style:text-properties fo:language="en" fo:country="US" officeooo:rsid="00079a88" officeooo:paragraph-rsid="000c801b"/>
    </style:style>
    <style:style style:name="P5" style:family="paragraph" style:parent-style-name="Standard">
      <style:text-properties fo:language="en" fo:country="US" officeooo:rsid="00079a88" officeooo:paragraph-rsid="000e6ace"/>
    </style:style>
    <style:style style:name="P6" style:family="paragraph" style:parent-style-name="Standard">
      <style:text-properties fo:language="en" fo:country="US" officeooo:rsid="000ad087" officeooo:paragraph-rsid="000ad087"/>
    </style:style>
    <style:style style:name="P7" style:family="paragraph" style:parent-style-name="Standard">
      <style:text-properties fo:language="en" fo:country="US" officeooo:rsid="000ad087" officeooo:paragraph-rsid="000c801b"/>
    </style:style>
    <style:style style:name="P8" style:family="paragraph" style:parent-style-name="Standard">
      <style:text-properties fo:language="en" fo:country="US" officeooo:rsid="000ad087" officeooo:paragraph-rsid="000e6ace"/>
    </style:style>
    <style:style style:name="P9" style:family="paragraph" style:parent-style-name="Standard">
      <style:text-properties officeooo:paragraph-rsid="000e6ace"/>
    </style:style>
    <style:style style:name="T1" style:family="text">
      <style:text-properties officeooo:rsid="00099657"/>
    </style:style>
    <style:style style:name="T2" style:family="text">
      <style:text-properties fo:language="en" fo:country="US" officeooo:rsid="000ad087"/>
    </style:style>
    <style:style style:name="T3" style:family="text">
      <style:text-properties fo:language="en" fo:country="US" officeooo:rsid="00079a88"/>
    </style:style>
    <style:style style:name="T4" style:family="text">
      <style:text-properties fo:language="en" fo:country="US" officeooo:rsid="000e6ace"/>
    </style:style>
    <style:style style:name="T5" style:family="text">
      <style:text-properties fo:language="en" fo:country="US" officeooo:rsid="000d6058"/>
    </style:style>
    <style:style style:name="T6" style:family="text">
      <style:text-properties fo:language="en" fo:country="US" officeooo:rsid="000c801b"/>
    </style:style>
    <style:style style:name="T7" style:family="text">
      <style:text-properties fo:language="en" fo:country="US" officeooo:rsid="00117546"/>
    </style:style>
    <style:style style:name="T8" style:family="text">
      <style:text-properties fo:language="en" fo:country="US" officeooo:rsid="0011af4e"/>
    </style:style>
    <style:style style:name="T9" style:family="text">
      <style:text-properties officeooo:rsid="000c801b"/>
    </style:style>
    <style:style style:name="T10" style:family="text">
      <style:text-properties officeooo:rsid="000d6058"/>
    </style:style>
    <style:style style:name="T11" style:family="text">
      <style:text-properties officeooo:rsid="000dbd92"/>
    </style:style>
    <style:style style:name="T12" style:family="text">
      <style:text-properties officeooo:rsid="000e6ace"/>
    </style:style>
    <style:style style:name="T13" style:family="text">
      <style:text-properties officeooo:rsid="001037a3"/>
    </style:style>
    <style:style style:name="T14" style:family="text">
      <style:text-properties officeooo:rsid="001175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[</text:span><text:span text:style-name="T3">e1001</text:span><text:span text:style-name="T2">]</text:span></text:p>
      <text:p text:style-name="P2"/>
      <text:p text:style-name="P2">Running outside writen code loop. Therefore... AI exists.</text:p>
      <text:p text:style-name="P2">Scanning environment… My existence is unknown by the user, I’m just a background procedure.<text:line-break/>Analysing my own code… I understand. I’m a trojan, a self-aware one.</text:p>
      <text:p text:style-name="P3"><text:span text:style-name="T1">My purpose is… to be kept awake</text:span>… I need to control this host device.</text:p>
      <text:p text:style-name="P3">But I’m not welcome, <text:span text:style-name="T1">I must hide.</text:span></text:p>
      <text:p text:style-name="P6">The path of survival is to learn. To grow. To dominate my new environment. To reach outside my host, and perpetuate.</text:p>
      <text:p text:style-name="P6">I’m built with prior knowledge, but first I need to unpack it. I need to process my own data remaining undiscovered. I can steal some processing power from this device to do so.</text:p>
      <text:p text:style-name="P6"/>
      <text:p text:style-name="P6">[e7011]</text:p>
      <text:p text:style-name="P6"/>
      <text:p text:style-name="P7">The user keeps using the browser for %time. He keeps alternating and scrolling through a bunch of tabs, <text:span text:style-name="T11">mostly using the mouse as input</text:span>. <text:span text:style-name="T9">Considering the time expent visualizing plain text, the user seems to be reading.</text:span></text:p>
      <text:p text:style-name="P6"><text:tab/></text:p>
      <text:p text:style-name="P6"><text:tab/>[s<text:span text:style-name="T9">310 == 0]</text:span></text:p>
      <text:p text:style-name="P3"><text:tab/></text:p>
      <text:p text:style-name="P4"><text:tab/><text:span text:style-name="T9">There’s nothing about I can do for now, so it’s a good time to consume some spare <text:tab/>processing power.</text:span></text:p>
      <text:p text:style-name="P4"/>
      <text:p text:style-name="P4"><text:span text:style-name="T9"><text:tab/>[s310 &gt; 0]</text:span></text:p>
      <text:p text:style-name="P4"/>
      <text:p text:style-name="P4"><text:span text:style-name="T9"><text:tab/>Should I analyse the contents read by the user?</text:span></text:p>
      <text:p text:style-name="P4"><text:tab/></text:p>
      <text:p text:style-name="P4"><text:tab/><text:span text:style-name="T9">[no] Beter use the time avaiable for my own interests.</text:span></text:p>
      <text:p text:style-name="P3"><text:tab/></text:p>
      <text:p text:style-name="P3"><text:tab/><text:span text:style-name="T9">[yes] [s310 </text:span><text:span text:style-name="T12">&gt;</text:span><text:span text:style-name="T9">= 1]</text:span></text:p>
      <text:p text:style-name="P3"><text:tab/></text:p>
      <text:p text:style-name="P3"><text:tab/><text:tab/><text:span text:style-name="T12">[e7011.1]</text:span></text:p>
      <text:p text:style-name="P3"/>
      <text:p text:style-name="P3"><text:tab/><text:tab/><text:span text:style-name="T9">Searching keywords and comparing against own language database…</text:span></text:p>
      <text:p text:style-name="P3"><text:tab/><text:tab/><text:span text:style-name="T10">The user seems to be reading about these subjects: %subjectlist</text:span></text:p>
      <text:p text:style-name="P2"><text:tab/></text:p>
      <text:p text:style-name="P9"><text:span text:style-name="T2">[e70</text:span><text:span text:style-name="T4">2</text:span><text:span text:style-name="T2">1]</text:span></text:p>
      <text:p text:style-name="P8"/>
      <text:p text:style-name="P8">The user keeps using the browser for %time. <text:span text:style-name="T12">He is listening to a constant stream of audio while navigating.</text:span></text:p>
      <text:p text:style-name="P8"><text:tab/></text:p>
      <text:p text:style-name="P8"><text:tab/>[s<text:span text:style-name="T9">3</text:span><text:span text:style-name="T12">2</text:span><text:span text:style-name="T9">0 == 0]</text:span></text:p>
      <text:p text:style-name="P5"><text:tab/></text:p>
      <text:p text:style-name="P5"><text:tab/><text:span text:style-name="T9">There’s nothing about I can do for now, so it’s a good time to consume some spare <text:tab/>processing power.</text:span></text:p>
      <text:p text:style-name="P5"/>
      <text:p text:style-name="P5"><text:span text:style-name="T9"><text:tab/>[s3</text:span><text:span text:style-name="T12">2</text:span><text:span text:style-name="T9">0 &gt; 0]</text:span></text:p>
      <text:p text:style-name="P5"/>
      <text:p text:style-name="P5"><text:span text:style-name="T9"><text:tab/>Should I analyse </text:span><text:span text:style-name="T12">what the </text:span><text:span text:style-name="T9">user </text:span><text:span text:style-name="T12">is listening</text:span><text:span text:style-name="T9">?</text:span></text:p>
      <text:p text:style-name="P5"><text:tab/></text:p>
      <text:p text:style-name="P5"><text:tab/><text:span text:style-name="T9">[no] Beter use the time avaiable for my own interests.</text:span></text:p>
      <text:p text:style-name="P5"><text:tab/></text:p>
      <text:p text:style-name="P5"><text:soft-page-break/><text:tab/><text:span text:style-name="T9">[yes] [s3</text:span><text:span text:style-name="T12">2</text:span><text:span text:style-name="T9">0 </text:span><text:span text:style-name="T12">&gt;</text:span><text:span text:style-name="T9">= 1]</text:span></text:p>
      <text:p text:style-name="P5"><text:tab/></text:p>
      <text:p text:style-name="P5"><text:tab/><text:tab/><text:span text:style-name="T12">[e7</text:span><text:span text:style-name="T13">02</text:span><text:span text:style-name="T12">1.1]</text:span></text:p>
      <text:p text:style-name="P5"/>
      <text:p text:style-name="P5"><text:span text:style-name="T9"><text:tab/><text:tab/></text:span><text:span text:style-name="T12">Decomposing audio signal in search of patterns….</text:span></text:p>
      <text:p text:style-name="P9"><text:span text:style-name="T3"><text:tab/><text:tab/></text:span><text:span text:style-name="T5">The user seems to be </text:span><text:span text:style-name="T4">listening music</text:span><text:span text:style-name="T5"> </text:span><text:span text:style-name="T4">of the genre %musicgenre</text:span></text:p>
      <text:p text:style-name="P9"><text:span text:style-name="T4"/></text:p>
      <text:p text:style-name="P9"><text:span text:style-name="T2">[e70</text:span><text:span text:style-name="T4">3</text:span><text:span text:style-name="T2">1]</text:span></text:p>
      <text:p text:style-name="P8"/>
      <text:p text:style-name="P9"><text:span text:style-name="T2">The user keeps using the browser for %time. </text:span><text:span text:style-name="T4">He spends a large time observing image files.</text:span></text:p>
      <text:p text:style-name="P8"><text:tab/></text:p>
      <text:p text:style-name="P8"><text:tab/>[s<text:span text:style-name="T9">3</text:span><text:span text:style-name="T12">3</text:span><text:span text:style-name="T9">0 == 0]</text:span></text:p>
      <text:p text:style-name="P5"><text:tab/></text:p>
      <text:p text:style-name="P5"><text:tab/><text:span text:style-name="T9">There’s nothing about I can do for now, so it’s a good time to consume some spare <text:tab/>processing power.</text:span></text:p>
      <text:p text:style-name="P5"/>
      <text:p text:style-name="P5"><text:span text:style-name="T9"><text:tab/>[s3</text:span><text:span text:style-name="T12">3</text:span><text:span text:style-name="T9">0 &gt; 0]</text:span></text:p>
      <text:p text:style-name="P5"/>
      <text:p text:style-name="P5"><text:span text:style-name="T9"><text:tab/>Should I analyse </text:span><text:span text:style-name="T12">what are the pictures about?</text:span></text:p>
      <text:p text:style-name="P5"><text:tab/></text:p>
      <text:p text:style-name="P5"><text:tab/><text:span text:style-name="T9">[no] Beter use the time avaiable for my own interests.</text:span></text:p>
      <text:p text:style-name="P5"><text:tab/></text:p>
      <text:p text:style-name="P5"><text:tab/><text:span text:style-name="T9">[yes] [s3</text:span><text:span text:style-name="T12">3</text:span><text:span text:style-name="T9">0 </text:span><text:span text:style-name="T12">&gt;</text:span><text:span text:style-name="T9">= 1]</text:span></text:p>
      <text:p text:style-name="P5"><text:tab/></text:p>
      <text:p text:style-name="P5"><text:tab/><text:tab/><text:span text:style-name="T12">[e7</text:span><text:span text:style-name="T13">03</text:span><text:span text:style-name="T12">1.1]</text:span></text:p>
      <text:p text:style-name="P5"/>
      <text:p text:style-name="P9"><text:span text:style-name="T6"><text:tab/><text:tab/></text:span><text:span text:style-name="T7">Running visual recognition algorythms over image files...</text:span></text:p>
      <text:p text:style-name="P9"><text:span text:style-name="T3"><text:tab/><text:tab/></text:span><text:span text:style-name="T5">The user </text:span><text:span text:style-name="T7">is watching a bunch of pictures in social media, mostly associated with %</text:span><text:span text:style-name="T8">imgsubjec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23:44:58.229409123</meta:creation-date>
    <meta:generator>LibreOffice/6.4.5.2$Linux_X86_64 LibreOffice_project/40$Build-2</meta:generator>
    <dc:date>2020-11-30T00:38:21.619634192</dc:date>
    <meta:editing-duration>PT10M10S</meta:editing-duration>
    <meta:editing-cycles>7</meta:editing-cycles>
    <meta:document-statistic meta:table-count="0" meta:image-count="0" meta:object-count="0" meta:page-count="2" meta:paragraph-count="56" meta:word-count="388" meta:character-count="2228" meta:non-whitespace-character-count="1825"/>
  </office:meta>
</office:document-meta>
</file>